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Tahoma1" svg:font-family="Tahoma"/>
    <style:font-face style:name="Times New Roman1" svg:font-family="'Times New Roman'"/>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variant="normal" fo:text-transform="none" fo:color="#000000" style:font-name="arial" fo:font-size="9.75pt" fo:letter-spacing="normal" fo:font-style="normal" fo:font-weight="bold"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 style:family="text">
      <style:text-properties fo:font-variant="normal" fo:text-transform="none" fo:color="#333333" fo:font-size="9pt" fo:letter-spacing="normal" fo:font-style="normal"/>
    </style:style>
    <style:style style:name="T2" style:family="text">
      <style:text-properties fo:font-variant="normal" fo:text-transform="none" fo:color="#333333" fo:letter-spacing="normal" fo:font-style="normal"/>
    </style:style>
    <style:style style:name="T3" style:family="text">
      <style:text-properties fo:font-variant="normal" fo:text-transform="none" fo:letter-spacing="normal"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Grant</text:p>
      <text:p text:style-name="P2">102-305 Wharncliffe Road North, London, Ontario, Canada, N6G 1E1</text:p>
      <text:p text:style-name="P2">Email: joshua.m.grant@gmail.com</text:p>
      <text:p text:style-name="P2"><text:s/>Mobile: (226) 373-0152, Home: (519) 434-5604</text:p>
      <text:p text:style-name="P2"/>
      <text:p text:style-name="P6"><text:span text:style-name="T3">Human Resources</text:span></text:p>
      <text:p text:style-name="P7">Trillium Gift of Life Network</text:p>
      <text:p text:style-name="P7">522 University Avenue, Suite 900</text:p>
      <text:p text:style-name="P7">Toronto, ON</text:p>
      <text:p text:style-name="P7">M5G 1W7 </text:p>
      <text:p text:style-name="P7"/>
      <text:p text:style-name="P3"/>
      <text:p text:style-name="P3"/>
      <text:p text:style-name="P3">To Whom It May Concern, </text:p>
      <text:p text:style-name="P3"/>
      <text:p text:style-name="P3">I would like to formally apply for position of Decision Support Lead with the Trillium Gift of Life Network. With my strengths in both abstract and analytical problem solving skills, technical knowledge and experience deriving and testing mathematical models, and an outgoing personality with strong initiative, I feel I am a prime candidate for the position.</text:p>
      <text:p text:style-name="P3"/>
      <text:p text:style-name="P3">I am currently completing my Master's in applied mathematics in the area of mathematical biology. In my research, I have encountered much research devoted to biological and health-related topics, such as epidemic and immunological modeling and evaluation of vaccination programs. Solving problems related to these fields allowed me to become comfortable employing scientific tools. These include programming Monte Carlo simulations or using numerical software such as Matlab. In addition, my communication abilities have been strengthened by experience presenting at scientific meetings. With these experiences, I am confident in my scientific and technical communication abilities. I am more than willing to apply such skills and knowledge to quantitative problems in health economics or epidemiology. </text:p>
      <text:p text:style-name="P3"/>
      <text:p text:style-name="P3">Lastly, in addition to my technical qualifications, I also have an outgoing personality conducive to inter-personal communication. Being a self starter with high levels of initiative, I believe these characteristics make me ideal for the position. I have also included my resume for your consideration, and would be very appreciative to receive further consideration. Thank you for this opportunity. </text:p>
      <text:p text:style-name="P3"/>
      <text:p text:style-name="P3">Sincerely, </text:p>
      <text:p text:style-name="P3"/>
      <text:p text:style-name="P3"/>
      <text:p text:style-name="P3">Joshua Grant</text:p>
      <text:p text:style-name="P3"/>
      <text:p text:style-name="P4"/>
      <text:p text:style-name="P3"/>
      <text:p text:style-name="P3"/>
      <text:p text:style-name="P2"/>
      <text:p text:style-name="P3"/>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Tahoma1" svg:font-family="Tahoma"/>
    <style:font-face style:name="Times New Roman1" svg:font-family="'Times New Roman'"/>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Joshua Grant</meta:initial-creator>
    <meta:creation-date>2009-03-12T11:14:47</meta:creation-date>
    <dc:creator>Joshua Grant</dc:creator>
    <dc:date>2009-06-17T15:58:31</dc:date>
    <meta:editing-cycles>17</meta:editing-cycles>
    <meta:editing-duration>PT57M10S</meta:editing-duration>
    <meta:user-defined meta:name="Info 1"/>
    <meta:user-defined meta:name="Info 2"/>
    <meta:user-defined meta:name="Info 3"/>
    <meta:user-defined meta:name="Info 4"/>
    <meta:document-statistic meta:table-count="0" meta:image-count="0" meta:object-count="0" meta:page-count="2" meta:paragraph-count="15" meta:word-count="277" meta:character-count="1856"/>
  </office:meta>
</office:document-meta>
</file>